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4.69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369a3" fo:border="0.06pt solid #000000" fo:padding="1.01mm"/>
      <style:text-properties fo:color="#ffffff"/>
    </style:style>
    <style:style style:name="ce4" style:family="table-cell" style:parent-style-name="Default">
      <style:table-cell-properties fo:background-color="#f2f2f2" fo:border="0.06pt solid #000000" fo:padding="1.01mm"/>
    </style:style>
    <style:style style:name="ce3" style:family="table-cell" style:parent-style-name="Default">
      <style:table-cell-properties fo:padding="1.01mm"/>
    </style:style>
    <style:style style:name="ce8" style:family="table-cell" style:parent-style-name="Default">
      <style:table-cell-properties fo:background-color="#f2f2f2" fo:border="0.06pt solid #000000" fo:padding="1.01mm"/>
      <style:map style:condition="cell-content()=&quot;.&quot;" style:apply-style-name="Good" style:base-cell-address="Feuille1.F2"/>
    </style:style>
    <style:style style:name="ce9" style:family="table-cell" style:parent-style-name="Default" style:data-style-name="N0">
      <style:table-cell-properties fo:background-color="#f2f2f2" fo:border="0.06pt solid #000000"/>
      <style:map style:condition="cell-content()=&quot;-&quot;" style:apply-style-name="Bad" style:base-cell-address="Feuille1.G2"/>
    </style:style>
    <style:style style:name="ce31" style:family="table-cell" style:parent-style-name="Default">
      <style:table-cell-properties fo:background-color="#f2f2f2" fo:border="0.06pt solid #000000"/>
      <style:map style:condition="is-true-formula(ISEVEN(ROW()))" style:apply-style-name="Alternate" style:base-cell-address="Feuille1.H2"/>
    </style:style>
    <style:style style:name="ce11" style:family="table-cell" style:parent-style-name="Default">
      <style:table-cell-properties fo:background-color="#f2f2f2" fo:border="0.06pt solid #000000" fo:padding="1.01mm"/>
      <style:map style:condition="is-true-formula(ISEVEN(ROW()))" style:apply-style-name="Alternate" style:base-cell-address="Feuille1.H2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4" table:number-columns-repeated="1016" table:default-cell-style-name="ce3"/>
        <table:table-row table:style-name="ro1">
          <table:table-cell table:style-name="ce2" office:value-type="string" calcext:value-type="string">
            <text:p>kw</text:p>
          </table:table-cell>
          <table:table-cell table:style-name="ce2" office:value-type="string" calcext:value-type="string">
            <text:p>tld</text:p>
          </table:table-cell>
          <table:table-cell table:style-name="ce2" office:value-type="string" calcext:value-type="string">
            <text:p>hl</text:p>
          </table:table-cell>
          <table:table-cell table:style-name="ce2" office:value-type="string" calcext:value-type="string">
            <text:p>importanc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endance</text:p>
          </table:table-cell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prev_pos (XX/XX/XXXX)</text:p>
          </table:table-cell>
          <table:table-cell table:style-name="ce2" office:value-type="string" calcext:value-type="string">
            <text:p>prev_pos (X2/XX/XXXX)</text:p>
          </table:table-cell>
          <table:table-cell table:style-name="ce2" office:value-type="string" calcext:value-type="string">
            <text:p>prev_pos (X3/XX/XXXX)</text:p>
          </table:table-cell>
          <table:table-cell table:style-name="ce2" office:value-type="string" calcext:value-type="string">
            <text:p>prev_pos (X4/XX/XXXX)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agence web grenoble</text:p>
          </table:table-cell>
          <table:table-cell table:number-columns-repeated="2" table:style-name="ce4" office:value-type="string" calcext:value-type="string">
            <text:p>fr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 table:formula="of:=IF([.H2]=&quot;&quot;;&quot;&quot;;IF([.H2]&lt;0;&quot;....&quot;;IF([.H2]&lt;4;&quot;.&quot;;IF([.H2]&lt;11;&quot;..&quot;;&quot;...&quot;))))" office:value-type="string" office:string-value="...." calcext:value-type="string">
            <text:p>....</text:p>
          </table:table-cell>
          <table:table-cell table:style-name="ce9" table:formula="of:=IF([.J2]=&quot;&quot;;&quot;&quot;; IF([.J2]=&quot;FAILED&quot;;&quot;&quot;; IF([.H2]=&quot;FAILED&quot;;&quot;&quot;; IF([.H2]=&quot;&quot;;&quot;&quot;; IF([.H2]=-1;&quot;x&quot;; IF([.H2]=[.J2];&quot;=&quot;; IF([.H2]&lt;[.J2];&quot;+&quot;; IF([.J2]=-1;&quot;+&quot;;&quot;-&quot;)) ) ) ) ) ) )" office:value-type="string" office:string-value="x" calcext:value-type="string">
            <text:p>x</text:p>
          </table:table-cell>
          <table:table-cell table:style-name="ce31" office:value-type="float" office:value="-1" calcext:value-type="float">
            <text:p>-1</text:p>
          </table:table-cell>
          <table:table-cell table:style-name="ce31"/>
          <table:table-cell table:style-name="ce11" office:value-type="float" office:value="-1" calcext:value-type="float">
            <text:p>-1</text:p>
          </table:table-cell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agence communication vercors</text:p>
          </table:table-cell>
          <table:table-cell table:number-columns-repeated="2" table:style-name="ce4" office:value-type="string" calcext:value-type="string">
            <text:p>fr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 table:formula="of:=IF([.H3]=&quot;&quot;;&quot;&quot;;IF([.H3]&lt;0;&quot;....&quot;;IF([.H3]&lt;4;&quot;.&quot;;IF([.H3]&lt;11;&quot;..&quot;;&quot;...&quot;))))" office:value-type="string" office:string-value=".." calcext:value-type="string">
            <text:p>..</text:p>
          </table:table-cell>
          <table:table-cell table:style-name="ce9" table:formula="of:=IF([.J3]=&quot;&quot;;&quot;&quot;; IF([.J3]=&quot;FAILED&quot;;&quot;&quot;; IF([.H3]=&quot;FAILED&quot;;&quot;&quot;; IF([.H3]=&quot;&quot;;&quot;&quot;; IF([.H3]=-1;&quot;x&quot;; IF([.H3]=[.J3];&quot;=&quot;; IF([.H3]&lt;[.J3];&quot;+&quot;; IF([.J3]=-1;&quot;+&quot;;&quot;-&quot;)) ) ) ) ) ) )" office:value-type="string" office:string-value="+" calcext:value-type="string">
            <text:p>+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https://piedweb.com/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googlebot log</text:p>
          </table:table-cell>
          <table:table-cell table:number-columns-repeated="2" table:style-name="ce4" office:value-type="string" calcext:value-type="string">
            <text:p>fr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 table:formula="of:=IF([.H4]=&quot;&quot;;&quot;&quot;;IF([.H4]&lt;0;&quot;....&quot;;IF([.H4]&lt;4;&quot;.&quot;;IF([.H4]&lt;11;&quot;..&quot;;&quot;...&quot;))))" office:value-type="string" office:string-value="..." calcext:value-type="string">
            <text:p>...</text:p>
          </table:table-cell>
          <table:table-cell table:style-name="ce9" table:formula="of:=IF([.J4]=&quot;&quot;;&quot;&quot;; IF([.J4]=&quot;FAILED&quot;;&quot;&quot;; IF([.H4]=&quot;FAILED&quot;;&quot;&quot;; IF([.H4]=&quot;&quot;;&quot;&quot;; IF([.H4]=-1;&quot;x&quot;; IF([.H4]=[.J4];&quot;=&quot;; IF([.H4]&lt;[.J4];&quot;+&quot;; IF([.J4]=-1;&quot;+&quot;;&quot;-&quot;)) ) ) ) ) ) )" office:value-type="string" office:string-value="+" calcext:value-type="string">
            <text:p>+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https://piedweb.com/seo/logs</text:p>
          </table:table-cell>
          <table:table-cell table:style-name="ce11" office:value-type="float" office:value="-1" calcext:value-type="float">
            <text:p>-1</text:p>
          </table:table-cell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php crawler</text:p>
          </table:table-cell>
          <table:table-cell table:number-columns-repeated="2" table:style-name="ce4" office:value-type="string" calcext:value-type="string">
            <text:p>fr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8" table:formula="of:=IF([.H5]=&quot;&quot;;&quot;&quot;;IF([.H5]&lt;0;&quot;....&quot;;IF([.H5]&lt;4;&quot;.&quot;;IF([.H5]&lt;11;&quot;..&quot;;&quot;...&quot;))))" office:value-type="string" office:string-value="..." calcext:value-type="string">
            <text:p>...</text:p>
          </table:table-cell>
          <table:table-cell table:style-name="ce9" table:formula="of:=IF([.J5]=&quot;&quot;;&quot;&quot;; IF([.J5]=&quot;FAILED&quot;;&quot;&quot;; IF([.H5]=&quot;FAILED&quot;;&quot;&quot;; IF([.H5]=&quot;&quot;;&quot;&quot;; IF([.H5]=-1;&quot;x&quot;; IF([.H5]=[.J5];&quot;=&quot;; IF([.H5]&lt;[.J5];&quot;+&quot;; IF([.J5]=-1;&quot;+&quot;;&quot;-&quot;)) ) ) ) ) ) )" office:value-type="string" office:string-value="-" calcext:value-type="string">
            <text:p>-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https://piedweb.com/seo/crawler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3"/>
          <table:table-cell table:number-columns-repeated="1011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euille1.G2:Feuille1.G5">
            <calcext:condition calcext:apply-style-name="Bad" calcext:value="=&quot;-&quot;" calcext:base-cell-address="Feuille1.G2"/>
          </calcext:conditional-format>
          <calcext:conditional-format calcext:target-range-address="Feuille1.G2:Feuille1.G5">
            <calcext:condition calcext:apply-style-name="Neutral" calcext:value="=&quot;=&quot;" calcext:base-cell-address="Feuille1.G2"/>
          </calcext:conditional-format>
          <calcext:conditional-format calcext:target-range-address="Feuille1.G2:Feuille1.G5">
            <calcext:condition calcext:apply-style-name="Good" calcext:value="=&quot;+&quot;" calcext:base-cell-address="Feuille1.G2"/>
          </calcext:conditional-format>
          <calcext:conditional-format calcext:target-range-address="Feuille1.H2:Feuille1.M5">
            <calcext:condition calcext:apply-style-name="Alternate" calcext:value="formula-is(ISEVEN(ROW()))" calcext:base-cell-address="Feuille1.H2"/>
          </calcext:conditional-format>
          <calcext:conditional-format calcext:target-range-address="Feuille1.F2:Feuille1.F5">
            <calcext:condition calcext:apply-style-name="Good" calcext:value="=&quot;.&quot;" calcext:base-cell-address="Feuille1.F2"/>
          </calcext:conditional-format>
          <calcext:conditional-format calcext:target-range-address="Feuille1.F2:Feuille1.F5">
            <calcext:condition calcext:apply-style-name="Neutral" calcext:value="=&quot;..&quot;" calcext:base-cell-address="Feuille1.F2"/>
          </calcext:conditional-format>
          <calcext:conditional-format calcext:target-range-address="Feuille1.F2:Feuille1.F5">
            <calcext:condition calcext:apply-style-name="Warning" calcext:value="=&quot;...&quot;" calcext:base-cell-address="Feuille1.F2"/>
          </calcext:conditional-format>
          <calcext:conditional-format calcext:target-range-address="Feuille1.F2:Feuille1.F5">
            <calcext:condition calcext:apply-style-name="Bad" calcext:value="=&quot;....&quot;" calcext:base-cell-address="Feuille1.F2"/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M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lternate" style:family="table-cell" style:parent-style-name="Default">
      <style:table-cell-properties fo:background-color="#ffffff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9:25:09.648710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</meta:initial-creator>
    <meta:creation-date>2019-10-26T13:14:12.859872741</meta:creation-date>
    <dc:date>2019-10-28T20:14:43.679947804</dc:date>
    <dc:creator>Robin </dc:creator>
    <meta:editing-duration>PT14H43M41S</meta:editing-duration>
    <meta:editing-cycles>17</meta:editing-cycles>
    <meta:generator>LibreOffice/6.0.7.3$Linux_X86_64 LibreOffice_project/00m0$Build-3</meta:generator>
    <meta:document-statistic meta:table-count="1" meta:cell-count="48" meta:object-count="0"/>
  </office:meta>
</office:document-meta>
</file>